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19f" officeooo:paragraph-rsid="0016219f"/>
    </style:style>
    <style:style style:name="P2" style:family="paragraph" style:parent-style-name="Standard">
      <style:text-properties fo:font-size="14pt" officeooo:rsid="0016219f" officeooo:paragraph-rsid="0016219f" style:font-size-asian="14pt" style:font-size-complex="14pt"/>
    </style:style>
    <style:style style:name="P3" style:family="paragraph" style:parent-style-name="Standard">
      <style:text-properties fo:font-size="14pt" officeooo:rsid="0017852a" officeooo:paragraph-rsid="0017ac67" style:font-size-asian="14pt" style:font-size-complex="14pt"/>
    </style:style>
    <style:style style:name="P4" style:family="paragraph" style:parent-style-name="Standard">
      <style:text-properties fo:font-size="14pt" officeooo:rsid="0021022f" officeooo:paragraph-rsid="0021022f" style:font-size-asian="14pt" style:font-size-complex="14pt"/>
    </style:style>
    <style:style style:name="P5" style:family="paragraph" style:parent-style-name="Standard">
      <style:text-properties fo:font-size="12pt" officeooo:rsid="0017852a" officeooo:paragraph-rsid="0017ac67" style:font-size-asian="12pt" style:font-size-complex="12pt"/>
    </style:style>
    <style:style style:name="P6" style:family="paragraph" style:parent-style-name="Standard">
      <style:text-properties fo:font-size="12pt" officeooo:rsid="0017ac67" officeooo:paragraph-rsid="0017ac67" style:font-size-asian="12pt" style:font-size-complex="12pt"/>
    </style:style>
    <style:style style:name="P7" style:family="paragraph" style:parent-style-name="Standard">
      <style:text-properties fo:font-size="12pt" officeooo:rsid="0017ac67" officeooo:paragraph-rsid="001882e8" style:font-size-asian="12pt" style:font-size-complex="12pt"/>
    </style:style>
    <style:style style:name="P8" style:family="paragraph" style:parent-style-name="Standard">
      <style:text-properties fo:font-size="12pt" officeooo:rsid="0017ac67" officeooo:paragraph-rsid="001ae9a1" style:font-size-asian="12pt" style:font-size-complex="12pt"/>
    </style:style>
    <style:style style:name="P9" style:family="paragraph" style:parent-style-name="Standard">
      <style:text-properties fo:font-size="12pt" officeooo:rsid="0017ac67" officeooo:paragraph-rsid="00206aad" style:font-size-asian="12pt" style:font-size-complex="12pt"/>
    </style:style>
    <style:style style:name="P10" style:family="paragraph" style:parent-style-name="Standard">
      <style:text-properties fo:font-size="12pt" officeooo:rsid="001882e8" officeooo:paragraph-rsid="001882e8" style:font-size-asian="12pt" style:font-size-complex="12pt"/>
    </style:style>
    <style:style style:name="P11" style:family="paragraph" style:parent-style-name="Standard">
      <style:text-properties fo:font-size="12pt" officeooo:rsid="0019f318" officeooo:paragraph-rsid="001ae9a1" style:font-size-asian="12pt" style:font-size-complex="12pt"/>
    </style:style>
    <style:style style:name="P12" style:family="paragraph" style:parent-style-name="Standard">
      <style:text-properties fo:font-size="12pt" officeooo:rsid="0019f318" officeooo:paragraph-rsid="0019f318" style:font-size-asian="12pt" style:font-size-complex="12pt"/>
    </style:style>
    <style:style style:name="P13" style:family="paragraph" style:parent-style-name="Standard">
      <style:text-properties fo:font-size="12pt" officeooo:rsid="001f49ba" officeooo:paragraph-rsid="0021022f" style:font-size-asian="12pt" style:font-size-complex="12pt"/>
    </style:style>
    <style:style style:name="P14" style:family="paragraph" style:parent-style-name="Standard">
      <style:text-properties fo:font-size="12pt" officeooo:rsid="00192ffd" officeooo:paragraph-rsid="001882e8" style:font-size-asian="12pt" style:font-size-complex="12pt"/>
    </style:style>
    <style:style style:name="P15" style:family="paragraph" style:parent-style-name="Standard">
      <style:text-properties fo:font-size="12pt" officeooo:rsid="001882e8" officeooo:paragraph-rsid="001882e8" style:font-size-asian="12pt" style:font-size-complex="12pt"/>
    </style:style>
    <style:style style:name="P16" style:family="paragraph" style:parent-style-name="Standard">
      <style:text-properties fo:font-size="12pt" officeooo:rsid="001882e8" officeooo:paragraph-rsid="001ae9a1" style:font-size-asian="12pt" style:font-size-complex="12pt"/>
    </style:style>
    <style:style style:name="P17" style:family="paragraph" style:parent-style-name="Standard">
      <style:text-properties fo:font-size="12pt" officeooo:rsid="001ca896" officeooo:paragraph-rsid="0021022f" style:font-size-asian="12pt" style:font-size-complex="12pt"/>
    </style:style>
    <style:style style:name="P18" style:family="paragraph" style:parent-style-name="Standard">
      <style:text-properties fo:font-size="12pt" officeooo:rsid="0021022f" officeooo:paragraph-rsid="0021022f" style:font-size-asian="12pt" style:font-size-complex="12pt"/>
    </style:style>
    <style:style style:name="P19" style:family="paragraph" style:parent-style-name="Standard">
      <style:text-properties fo:font-size="12pt" officeooo:rsid="0023d29e" officeooo:paragraph-rsid="0023d29e" style:font-size-asian="12pt" style:font-size-complex="12pt"/>
    </style:style>
    <style:style style:name="P20" style:family="paragraph" style:parent-style-name="Standard">
      <style:text-properties officeooo:rsid="0016219f" officeooo:paragraph-rsid="0016219f"/>
    </style:style>
    <style:style style:name="P21" style:family="paragraph" style:parent-style-name="Standard">
      <style:text-properties officeooo:rsid="001f49ba" officeooo:paragraph-rsid="001f49ba"/>
    </style:style>
    <style:style style:name="P22" style:family="paragraph" style:parent-style-name="Standard">
      <style:text-properties fo:font-size="14pt" officeooo:rsid="0016219f" officeooo:paragraph-rsid="00229018" style:font-size-asian="14pt" style:font-size-complex="14pt"/>
    </style:style>
    <style:style style:name="P23" style:family="paragraph" style:parent-style-name="Standard">
      <style:text-properties fo:font-size="14pt" officeooo:rsid="0016219f" officeooo:paragraph-rsid="0023d29e" style:font-size-asian="14pt" style:font-size-complex="14pt"/>
    </style:style>
    <style:style style:name="P24" style:family="paragraph" style:parent-style-name="Standard">
      <style:text-properties officeooo:rsid="0023d29e" officeooo:paragraph-rsid="0023d29e"/>
    </style:style>
    <style:style style:name="T1" style:family="text">
      <style:text-properties officeooo:rsid="001882e8"/>
    </style:style>
    <style:style style:name="T2" style:family="text">
      <style:text-properties officeooo:rsid="00192ffd"/>
    </style:style>
    <style:style style:name="T3" style:family="text">
      <style:text-properties officeooo:rsid="001ae9a1"/>
    </style:style>
    <style:style style:name="T4" style:family="text">
      <style:text-properties officeooo:rsid="001ca89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7ac67" style:font-size-asian="12pt" style:font-size-complex="12pt"/>
    </style:style>
    <style:style style:name="T7" style:family="text">
      <style:text-properties fo:font-size="12pt" officeooo:rsid="00206aad" style:font-size-asian="12pt" style:font-size-complex="12pt"/>
    </style:style>
    <style:style style:name="T8" style:family="text">
      <style:text-properties officeooo:rsid="001f49ba"/>
    </style:style>
    <style:style style:name="T9" style:family="text">
      <style:text-properties officeooo:rsid="00206aad"/>
    </style:style>
    <style:style style:name="T10" style:family="text">
      <style:text-properties officeooo:rsid="0021022f"/>
    </style:style>
    <style:style style:name="T11" style:family="text">
      <style:text-properties officeooo:rsid="00229018"/>
    </style:style>
    <style:style style:name="T12" style:family="text">
      <style:text-properties officeooo:rsid="0023d29e"/>
    </style:style>
    <style:style style:name="T13" style:family="text">
      <style:text-properties officeooo:rsid="002621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 escrow smart contract.</text:p>
      <text:p text:style-name="P2"/>
      <text:p text:style-name="P3"><text:s text:c="4"/><text:span text:style-name="T5">An escrow smart-contract on a blockchain allows to reduce </text:span><text:span text:style-name="T7">the</text:span><text:span text:style-name="T5"> risk of abuse by an escrow himself as he/she cannot withdrawal the funds. Also such a contract might be a cheaper implementation of an escrow th</text:span><text:span text:style-name="T7">a</text:span><text:span text:style-name="T5">n used currently in many cases. </text:span><text:span text:style-name="T6">Especially when IOT would see a wider spread and various sensors would be able to communicate with blockchain. As of now I would imagine for </text:span><text:span text:style-name="T7">a </text:span><text:span text:style-name="T6">given example of a car sell a costly human escrow would be needed. I imagined that this expert provides smart contracts for free and gets payed only if there is a disagreement. The contracts are provided for free as it is a good insensitive for a customer and seller to prefer th</text:span><text:span text:style-name="T7">at</text:span><text:span text:style-name="T6"> escrow over the others </text:span><text:span text:style-name="T7">and</text:span><text:span text:style-name="T6"> if an escrow has to travel at a place where </text:span><text:span text:style-name="T7">a </text:span><text:span text:style-name="T6">buyer receives a car his fees are substantial.</text:span></text:p>
      <text:p text:style-name="P5"/>
      <text:p text:style-name="P6">1) An escrow deposit a smart contract and gas.</text:p>
      <text:p text:style-name="P6">2) The potential fees for an escrow are paid by <text:span text:style-name="T9">the</text:span> seller.</text:p>
      <text:p text:style-name="P6">The seller has an option to cancel the contract before <text:span text:style-name="T9">the</text:span> buyer pays for the purchase.</text:p>
      <text:p text:style-name="P6">This is done cause otherwise if <text:span text:style-name="T9">the </text:span>buyer never pays <text:span text:style-name="T9">then </text:span>the escrow fee deposited by <text:span text:style-name="T9">the</text:span> seller would be blocked.</text:p>
      <text:p text:style-name="P6"><text:span text:style-name="T1">Drawback - </text:span>While canceling smart contract <text:span text:style-name="T9">the</text:span> seller receives also gas that has been deposit<text:span text:style-name="T1">ed</text:span> by an escrow. Lets say it's not in <text:span text:style-name="T9">the </text:span>sellers interest as there is an actual insensitive to sell.</text:p>
      <text:p text:style-name="P6">TODO – <text:span text:style-name="T9">in this case </text:span>se<text:span text:style-name="T1">nd</text:span> back initial gas amount to an escrow or make it as minimal as possible.</text:p>
      <text:p text:style-name="P7">3) <text:span text:style-name="T9">The buyer deposits due amount and waits for a good.</text:span></text:p>
      <text:p text:style-name="P10">4.<text:span text:style-name="T2">1</text:span>) <text:span text:style-name="T2">After the phase 3 the</text:span> buyer <text:span text:style-name="T2">might </text:span>approve a successful reception <text:span text:style-name="T2">of goods </text:span>and funds <text:span text:style-name="T2">will be</text:span> sent to <text:span text:style-name="T9">the</text:span> seller. <text:span text:style-name="T9">The e</text:span>scrow doesn't receive anything in this case. <text:s/></text:p>
      <text:p text:style-name="P14">4.2) After the phase 3 and before an approval at any point either a seller or a buyer may claim the escrow verification.</text:p>
      <text:p text:style-name="P10">a) For a buyer the reason would be obvious – nothing has arrived or a wrong/damaged good has arrived.</text:p>
      <text:p text:style-name="P9"><text:s/><text:span text:style-name="T1">b) For a seller the risk is that a buyer has only a reputational insensitive to press an approve button once a good is received. Therefor there is also an option for a seller to request a verification. Still it would result in losing escrow fees for a seller and not for buyer. </text:span></text:p>
      <text:p text:style-name="P11">TODO <text:span text:style-name="T3">Implement one of those -</text:span></text:p>
      <text:p text:style-name="P11">1. Allow to a seller to unlock buyers and escrows funds after a certain amount of time</text:p>
      <text:p text:style-name="P12">2. Make <text:span text:style-name="T3">a </text:span>buyer deposit purchase price plus escrow fees – then when an escrow has to do something only one of the actors is penalized. </text:p>
      <text:p text:style-name="P16">3. A model where an escrow got always payed a certain small fee. It will be then escrow's job to find a fee that would compensate the rare hight cost of actual inspection. In this model thought the “honest” actors has to pay as much as less honest actors.</text:p>
      <text:p text:style-name="P8"/>
      <text:p text:style-name="P4">Conclusion and Future work</text:p>
      <text:p text:style-name="P4"/>
      <text:p text:style-name="P17"><text:s text:c="4"/>As a conclusion I have to say that I was surprised that in a “simple” escrow problem there are so many small subtle details. For a future work besides the mentioned todos I am thinking of the following - to make everything proper the gas costs should be fairly distributed and calculated, tests must be extended and automated. I did some test coverage but its pretty basic. Otherwise the more higher scale directions of improving an escrow smart contract would be:</text:p>
      <text:p text:style-name="P13">- privacy of an escrow smart contract</text:p>
      <text:p text:style-name="P13">- <text:span text:style-name="T10">automation</text:span> of <text:span text:style-name="T10">an </text:span>e<text:span text:style-name="T10">s</text:span>crow and sub<text:span text:style-name="T10">m</text:span>ission of the data to the blockchain </text:p>
      <text:p text:style-name="P13">- stability of eth or of the token used as payment </text:p>
      <text:p text:style-name="P17"><text:s/></text:p>
      <text:p text:style-name="P18">Please don't be strict it's my second smart contract and the first one I did a year ago and it was slightly more elaborated then hello world. In any case a small review would be quiet welcome.</text:p>
      <text:p text:style-name="P22"><text:soft-page-break/>A <text:span text:style-name="T12">proof of concept of a</text:span> <text:span text:style-name="T11">permission </text:span>contract.</text:p>
      <text:p text:style-name="P22"/>
      <text:p text:style-name="P21"><text:tab/><text:span text:style-name="T11">The statement of the problem was quiet broad. I imagined a use case similar to the one discussed during the interview – some companies in the different parts of the world enter some data <text:s/></text:span></text:p>
      <text:p text:style-name="P24">into the enterprise blockchain. So there would be a bunch of storage smart contracts related to various data. When a company wants to write, read or modify a storage contract, the contract <text:span text:style-name="T13">s</text:span>end<text:span text:style-name="T13">s</text:span> a message to the Permission container contract. In the message a storage contract provides address of a requester, action that a requester wants to perform and a “scope”. In my example scope stands for an area for which storage contract is responsible. I implemented a permission container as a data structure that maps addresses to <text:span text:style-name="T13">an </text:span>abstract permission class. So being able to send a message from a certain address is used as a pro<text:span text:style-name="T13">of</text:span> of identity and an abstract permission class stored for each identity allows different implementations <text:span text:style-name="T13">based on provided </text:span>action and scope.</text:p>
      <text:p text:style-name="P24"/>
      <text:p text:style-name="P24"><text:tab/>In my implementation a creator of a permission container is it's owner. So only a creator of permission container is allowed to modify permissions. <text:s/>This might be changed later to some multisig algorithm where a certain number of companies should agree in order to grant/remove permissions from the other company. <text:s text:c="2"/></text:p>
      <text:p text:style-name="P24"/>
      <text:p text:style-name="P1"/>
      <text:p text:style-name="P23"><text:span text:style-name="T12">Technical Setup </text:span></text:p>
      <text:p text:style-name="P23"/>
      <text:p text:style-name="P23">An escrow smart contract.</text:p>
      <text:p text:style-name="P1">I took used this page to setup an environment - <text:a xlink:type="simple" xlink:href="https://medium.com/@mvmurthy/full-stack-hello-world-voting-ethereum-dapp-tutorial-part-1-40d2d0d807c2">https://medium.com/@mvmurthy/full-stack-hello-world-voting-ethereum-dapp-tutorial-part-1-40d2d0d807c2</text:a></text:p>
      <text:p text:style-name="P1">I liked the idea of using ganache-cli as a blockchain simulator for testing. Unlike an Ethereum Test net transactions are very quick to path <text:span text:style-name="T4">through.</text:span> <text:span text:style-name="T8">There are also 10 accounts set up.</text:span></text:p>
      <text:p text:style-name="P1"/>
      <text:p text:style-name="P23">A <text:span text:style-name="T12">proof of concept of a</text:span> <text:span text:style-name="T11">permission </text:span>contract.</text:p>
      <text:p text:style-name="P19">I read this page by Vitalik - <text:a xlink:type="simple" xlink:href="https://blog.ethereum.org/2016/01/15/privacy-on-the-blockchain/">https://blog.ethereum.org/2016/01/15/privacy-on-the-blockchain/</text:a></text:p>
      <text:p text:style-name="P19">But looks like so far not much is possible on the Ethereum based blockchain. Also I tried to understand what different blockchain identity management companies are doing but at the it seemed <text:s/>to be not very helpfu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9:26:11.716352576</meta:creation-date>
    <dc:date>2018-03-12T22:50:24.721735379</dc:date>
    <meta:editing-duration>PT59M2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964" meta:character-count="5526" meta:non-whitespace-character-count="4566"/>
  </office:meta>
</office:document-meta>
</file>